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,012,803,457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,751,445,573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,603,540,256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,430,274,292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,214,679,081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,042,817,162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353,632,941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239,144,501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128,611,700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049,110,684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999,105,339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47,918,929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768,873,684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708,633,194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66,072,101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622,044,665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91,122,039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72,417,44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51,230,861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36,080,148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514,267,869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02,675,542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94,004,647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30:37.519468728</dc:date>
    <meta:editing-duration>PT1H22M57S</meta:editing-duration>
    <meta:editing-cycles>47</meta:editing-cycles>
    <meta:generator>LibreOffice/7.2.6.2$Linux_X86_64 LibreOffice_project/20$Build-2</meta:generator>
    <meta:document-statistic meta:table-count="1" meta:cell-count="48" meta:object-count="0"/>
  </office:meta>
</office:document-meta>
</file>